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c9211e" fo:font-size="26pt" fo:language="fr" fo:country="FR" style:text-underline-style="solid" style:text-underline-width="auto" style:text-underline-color="font-color" fo:font-weight="bold" officeooo:rsid="0017e7e2" officeooo:paragraph-rsid="007e2dec" style:font-size-asian="26pt" style:font-weight-asian="bold" style:font-size-complex="26pt" style:font-weight-complex="bold"/>
    </style:style>
    <style:style style:name="P2" style:family="paragraph" style:parent-style-name="Standard">
      <style:paragraph-properties fo:text-align="start" style:justify-single-word="false"/>
      <style:text-properties fo:color="#c9211e" fo:font-size="14pt" fo:language="fr" fo:country="FR" fo:font-style="italic" style:text-underline-style="solid" style:text-underline-width="auto" style:text-underline-color="font-color" fo:font-weight="bold" officeooo:rsid="007ea93b" officeooo:paragraph-rsid="007ea93b" style:font-size-asian="14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language="fr" fo:country="FR" style:text-underline-style="solid" style:text-underline-width="auto" style:text-underline-color="font-color" officeooo:rsid="0017e7e2" officeooo:paragraph-rsid="007e2dec" style:font-size-asian="14pt" style:font-size-complex="14pt"/>
    </style:style>
    <style:style style:name="P4" style:family="paragraph" style:parent-style-name="Standard">
      <style:paragraph-properties fo:text-align="start" style:justify-single-word="false"/>
      <style:text-properties fo:font-size="14pt" fo:language="fr" fo:country="FR" style:text-underline-style="none" officeooo:rsid="0017e7e2" officeooo:paragraph-rsid="007e2dec" style:font-size-asian="14pt" style:font-size-complex="14pt"/>
    </style:style>
    <style:style style:name="P5" style:family="paragraph" style:parent-style-name="Standard">
      <style:paragraph-properties fo:text-align="start" style:justify-single-word="false"/>
      <style:text-properties fo:color="#ff0000" fo:font-size="14pt" fo:language="fr" fo:country="FR" fo:font-style="normal" style:text-underline-style="solid" style:text-underline-width="auto" style:text-underline-color="font-color" fo:font-weight="normal" officeooo:rsid="0017e7e2" officeooo:paragraph-rsid="007e2dec" style:font-size-asian="14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color="#ff0000" fo:font-size="14pt" fo:language="fr" fo:country="FR" fo:font-style="normal" style:text-underline-style="none" fo:font-weight="normal" officeooo:rsid="0017e7e2" officeooo:paragraph-rsid="007e2dec"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color="#ff0000" fo:font-size="16pt" fo:language="fr" fo:country="FR" fo:font-style="italic" style:text-underline-style="solid" style:text-underline-width="auto" style:text-underline-color="font-color" fo:font-weight="bold" officeooo:rsid="007ea93b" officeooo:paragraph-rsid="007ea93b" style:font-size-asian="16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ab-stops>
          <style:tab-stop style:position="0cm"/>
        </style:tab-stops>
      </style:paragraph-properties>
      <style:text-properties fo:color="#2a6099" fo:font-size="22pt" fo:language="fr" fo:country="FR" fo:font-style="italic" style:text-underline-style="solid" style:text-underline-width="auto" style:text-underline-color="font-color" fo:font-weight="bold" officeooo:rsid="007f39e0" officeooo:paragraph-rsid="007f39e0" style:font-size-asian="22pt" style:font-style-asian="italic" style:font-weight-asian="bold" style:font-size-complex="22pt" style:font-style-complex="italic" style:font-weight-complex="bold"/>
    </style:style>
    <style:style style:name="P9" style:family="paragraph" style:parent-style-name="Standard">
      <style:paragraph-properties fo:text-align="start" style:justify-single-word="false">
        <style:tab-stops>
          <style:tab-stop style:position="0cm"/>
        </style:tab-stops>
      </style:paragraph-properties>
      <style:text-properties fo:color="#2a6099" fo:font-size="12pt" fo:language="fr" fo:country="FR" fo:font-style="normal" style:text-underline-style="none" fo:font-weight="normal" officeooo:rsid="007f39e0" officeooo:paragraph-rsid="007f39e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ab-stops>
          <style:tab-stop style:position="0cm"/>
        </style:tab-stops>
      </style:paragraph-properties>
      <style:text-properties fo:color="#2a6099" fo:font-size="12pt" fo:language="fr" fo:country="FR" fo:font-style="normal" style:text-underline-style="none" fo:font-weight="normal" officeooo:rsid="007fdffe" officeooo:paragraph-rsid="007f39e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ab-stops>
          <style:tab-stop style:position="0cm"/>
        </style:tab-stops>
      </style:paragraph-properties>
      <style:text-properties fo:color="#2a6099" fo:font-size="12pt" fo:language="fr" fo:country="FR" fo:font-style="normal" style:text-underline-style="none" fo:font-weight="normal" officeooo:rsid="007fdffe" officeooo:paragraph-rsid="0081c29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ab-stops>
          <style:tab-stop style:position="0cm"/>
        </style:tab-stops>
      </style:paragraph-properties>
      <style:text-properties fo:color="#2a6099" fo:font-size="12pt" fo:language="fr" fo:country="FR" fo:font-style="normal" style:text-underline-style="none" fo:font-weight="normal" officeooo:rsid="0081c29e" officeooo:paragraph-rsid="0081c29e"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7f39e0"/>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81c29e"/>
    </style:style>
    <style:style style:name="P15" style:family="paragraph" style:parent-style-name="Standard">
      <style:text-properties fo:color="#00a933" officeooo:paragraph-rsid="0081c29e"/>
    </style:style>
    <style:style style:name="P16" style:family="paragraph" style:parent-style-name="Standard">
      <style:paragraph-properties fo:text-align="center" style:justify-single-word="false"/>
      <style:text-properties fo:color="#00a933" fo:font-weight="bold" officeooo:paragraph-rsid="0081c29e" style:font-weight-asian="bold"/>
    </style:style>
    <style:style style:name="P17" style:family="paragraph" style:parent-style-name="Standard">
      <style:text-properties fo:color="#00a933" fo:font-weight="bold" officeooo:paragraph-rsid="0081c29e" style:font-weight-asian="bold"/>
    </style:style>
    <style:style style:name="P18" style:family="paragraph" style:parent-style-name="Standard">
      <style:paragraph-properties fo:text-align="start" style:justify-single-word="false">
        <style:tab-stops>
          <style:tab-stop style:position="0cm"/>
        </style:tab-stops>
      </style:paragraph-properties>
      <style:text-properties fo:color="#00a933" fo:font-size="12pt" fo:language="fr" fo:country="FR" fo:font-style="normal" style:text-underline-style="none" fo:font-weight="normal" officeooo:rsid="0081c29e" officeooo:paragraph-rsid="0081c29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fo:font-size="14pt" fo:language="fr" fo:country="FR" fo:font-style="normal" style:text-underline-style="none" fo:font-weight="normal" officeooo:rsid="007ea93b" officeooo:paragraph-rsid="007ea93b"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color="#000000" fo:font-size="14pt" fo:language="fr" fo:country="FR" fo:font-style="normal" style:text-underline-style="none" fo:font-weight="normal" officeooo:rsid="007f39e0" officeooo:paragraph-rsid="007f39e0"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751cm" fo:margin-right="0cm" fo:text-indent="0cm" style:auto-text-indent="false"/>
      <style:text-properties officeooo:paragraph-rsid="0087fb08"/>
    </style:style>
    <style:style style:name="P22"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officeooo:rsid="0087fb08" officeooo:paragraph-rsid="0087fb08"/>
    </style:style>
    <style:style style:name="P23"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ff0000" fo:font-size="12pt" fo:language="fr" fo:country="FR" fo:font-style="normal" style:text-underline-style="none" fo:font-weight="normal" officeooo:rsid="007fdffe" officeooo:paragraph-rsid="0087fb08"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87fb08" officeooo:paragraph-rsid="0087fb08"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882998" officeooo:paragraph-rsid="00882998"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89c52b" officeooo:paragraph-rsid="0089c52b"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0109f" officeooo:paragraph-rsid="0090109f"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0109f" officeooo:paragraph-rsid="0091c497"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0109f" officeooo:paragraph-rsid="0092adcf"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34c6f" officeooo:paragraph-rsid="00934c6f"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3e766" officeooo:paragraph-rsid="0093e766"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3e766" officeooo:paragraph-rsid="009862b6"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8c696" officeooo:paragraph-rsid="0098c696"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1c497" officeooo:paragraph-rsid="0092adcf"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000000" fo:font-size="12pt" fo:language="fr" fo:country="FR" fo:font-style="normal" style:text-underline-style="none" fo:font-weight="normal" officeooo:rsid="0092adcf" officeooo:paragraph-rsid="0092adc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fo:color="#c9211e" fo:font-size="22pt" fo:language="fr" fo:country="FR" fo:font-style="italic" style:text-underline-style="solid" style:text-underline-width="auto" style:text-underline-color="font-color" fo:font-weight="bold" officeooo:rsid="00882998" officeooo:paragraph-rsid="00882998" style:font-size-asian="22pt" style:font-style-asian="italic" style:font-weight-asian="bold" style:font-size-complex="22pt" style:font-style-complex="italic" style:font-weight-complex="bold"/>
    </style:style>
    <style:style style:name="P37" style:family="paragraph" style:parent-style-name="List_20_Paragraph">
      <style:paragraph-properties fo:margin-left="-0.751cm" fo:margin-right="0cm" fo:text-indent="0cm" style:auto-text-indent="false"/>
      <style:text-properties officeooo:paragraph-rsid="00999e50"/>
    </style:style>
    <style:style style:name="P38" style:family="paragraph" style:parent-style-name="List_20_Paragraph">
      <style:paragraph-properties fo:margin-left="-0.751cm" fo:margin-right="0cm" fo:text-align="start" style:justify-single-word="false" fo:text-indent="0cm" style:auto-text-indent="false">
        <style:tab-stops>
          <style:tab-stop style:position="0cm"/>
        </style:tab-stops>
      </style:paragraph-properties>
      <style:text-properties fo:color="#ff0000" fo:font-size="12pt" fo:language="fr" fo:country="FR" fo:font-style="normal" style:text-underline-style="none" fo:font-weight="normal" officeooo:rsid="0093e766" officeooo:paragraph-rsid="00999e50" style:font-size-asian="10.5pt" style:font-style-asian="normal" style:font-weight-asian="normal" style:font-size-complex="12pt" style:font-style-complex="normal" style:font-weight-complex="normal"/>
    </style:style>
    <style:style style:name="P39" style:family="paragraph" style:parent-style-name="List_20_Paragraph">
      <style:paragraph-properties fo:margin-left="-0.751cm" fo:margin-right="0cm" fo:text-indent="0cm" style:auto-text-indent="false"/>
      <style:text-properties fo:color="#ff0000" officeooo:paragraph-rsid="00999e50"/>
    </style:style>
    <style:style style:name="P40" style:family="paragraph" style:parent-style-name="Standard">
      <style:paragraph-properties fo:margin-left="-0.751cm" fo:margin-right="0cm" fo:text-indent="1.002cm" style:auto-text-indent="false"/>
      <style:text-properties officeooo:paragraph-rsid="0087fb08"/>
    </style:style>
    <style:style style:name="P41" style:family="paragraph" style:parent-style-name="List_20_Paragraph">
      <style:paragraph-properties fo:margin-left="-0.751cm" fo:margin-right="0cm" fo:text-indent="1.002cm" style:auto-text-indent="false"/>
      <style:text-properties officeooo:paragraph-rsid="00999e50"/>
    </style:style>
    <style:style style:name="P42" style:family="paragraph" style:parent-style-name="List_20_Paragraph">
      <style:paragraph-properties fo:margin-left="1.905cm" fo:margin-right="0cm" fo:text-indent="0cm" style:auto-text-indent="false"/>
      <style:text-properties fo:color="#ff0000" officeooo:paragraph-rsid="00999e50"/>
    </style:style>
    <style:style style:name="P43" style:family="paragraph" style:parent-style-name="List_20_Paragraph">
      <style:paragraph-properties fo:margin-left="-0.751cm" fo:margin-right="0cm" fo:text-indent="2cm" style:auto-text-indent="false"/>
      <style:text-properties officeooo:paragraph-rsid="00999e50"/>
    </style:style>
    <style:style style:name="P44" style:family="paragraph" style:parent-style-name="List_20_Paragraph">
      <style:paragraph-properties fo:margin-left="-0.751cm" fo:margin-right="0cm" fo:text-indent="0.751cm" style:auto-text-indent="false"/>
      <style:text-properties officeooo:paragraph-rsid="00999e50"/>
    </style:style>
    <style:style style:name="P45" style:family="paragraph" style:parent-style-name="Standard">
      <style:paragraph-properties fo:margin-left="-0.751cm" fo:margin-right="0cm" fo:text-align="start" style:justify-single-word="false" fo:text-indent="0cm" style:auto-text-indent="false">
        <style:tab-stops>
          <style:tab-stop style:position="0cm"/>
        </style:tab-stops>
      </style:paragraph-properties>
      <style:text-properties officeooo:paragraph-rsid="0089c52b"/>
    </style:style>
    <style:style style:name="P46" style:family="paragraph" style:parent-style-name="List_20_Paragraph" style:list-style-name="WWNum8">
      <style:text-properties fo:color="#ff0000" officeooo:paragraph-rsid="00999e50"/>
    </style:style>
    <style:style style:name="P47" style:family="paragraph" style:parent-style-name="List_20_Paragraph" style:list-style-name="WWNum7">
      <style:paragraph-properties fo:margin-left="0.25cm" fo:margin-right="0cm" fo:text-indent="-1.27cm" style:auto-text-indent="false"/>
      <style:text-properties fo:color="#ff0000" officeooo:paragraph-rsid="0087fb08"/>
    </style:style>
    <style:style style:name="P48" style:family="paragraph" style:parent-style-name="List_20_Paragraph">
      <style:paragraph-properties fo:margin-left="-0.751cm" fo:margin-right="0cm" fo:text-align="start" style:justify-single-word="false" fo:text-indent="0cm" style:auto-text-indent="false">
        <style:tab-stops>
          <style:tab-stop style:position="0cm"/>
        </style:tab-stops>
      </style:paragraph-properties>
      <style:text-properties fo:color="#ff0000" fo:font-size="12pt" fo:language="fr" fo:country="FR" fo:font-style="normal" style:text-underline-style="none" fo:font-weight="normal" officeooo:rsid="008f6c89" officeooo:paragraph-rsid="00999e50" style:font-size-asian="10.5pt" style:font-style-asian="normal" style:font-weight-asian="normal" style:font-size-complex="12pt" style:font-style-complex="normal" style:font-weight-complex="normal"/>
    </style:style>
    <style:style style:name="P49" style:family="paragraph" style:parent-style-name="List_20_Paragraph">
      <style:paragraph-properties fo:margin-left="-0.751cm" fo:margin-right="0cm" fo:text-indent="0cm" style:auto-text-indent="false"/>
      <style:text-properties fo:color="#ff0000" officeooo:paragraph-rsid="00999e50"/>
    </style:style>
    <style:style style:name="T1" style:family="text">
      <style:text-properties fo:color="#000000"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T2" style:family="text">
      <style:text-properties fo:color="#000000" fo:font-size="12pt" fo:language="fr" fo:country="FR" fo:font-style="normal" style:text-underline-style="none" fo:font-weight="normal" officeooo:rsid="0089c52b" style:font-size-asian="10.5pt" style:font-style-asian="normal" style:font-weight-asian="normal" style:font-size-complex="12pt" style:font-style-complex="normal" style:font-weight-complex="normal"/>
    </style:style>
    <style:style style:name="T3" style:family="text">
      <style:text-properties fo:color="#000000" fo:font-size="12pt" fo:language="fr" fo:country="FR" fo:font-style="normal" style:text-underline-style="none" fo:font-weight="normal" officeooo:rsid="009a32a6" style:font-size-asian="10.5pt" style:font-style-asian="normal" style:font-weight-asian="normal" style:font-size-complex="12pt" style:font-style-complex="normal" style:font-weight-complex="normal"/>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fo:font-size="22pt" style:font-size-asian="22pt" style:font-size-complex="22pt"/>
    </style:style>
    <style:style style:name="T7" style:family="text">
      <style:text-properties fo:color="#2a6099" fo:font-size="12pt" fo:language="fr" fo:country="FR" fo:font-style="normal" style:text-underline-style="none" fo:font-weight="normal" officeooo:rsid="007f39e0" style:font-size-asian="10.5pt" style:font-style-asian="normal" style:font-weight-asian="normal" style:font-size-complex="12pt" style:font-style-complex="normal" style:font-weight-complex="normal"/>
    </style:style>
    <style:style style:name="T8" style:family="text">
      <style:text-properties fo:color="#2a6099" fo:font-size="12pt" fo:language="fr" fo:country="FR" fo:font-style="normal" style:text-underline-style="none" fo:font-weight="normal" officeooo:rsid="007fdffe" style:font-size-asian="10.5pt" style:font-style-asian="normal" style:font-weight-asian="normal" style:font-size-complex="12pt" style:font-style-complex="normal" style:font-weight-complex="normal"/>
    </style:style>
    <style:style style:name="T9" style:family="text">
      <style:text-properties fo:color="#2a6099" fo:font-size="12pt" fo:language="fr" fo:country="FR" fo:font-style="normal" style:text-underline-style="none" fo:font-weight="normal" officeooo:rsid="0081c29e" style:font-size-asian="10.5pt" style:font-style-asian="normal" style:font-weight-asian="normal" style:font-size-complex="12pt" style:font-style-complex="normal" style:font-weight-complex="normal"/>
    </style:style>
    <style:style style:name="T10" style:family="text">
      <style:text-properties fo:color="#ff0000" fo:font-size="12pt" fo:language="fr" fo:country="FR"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fo:color="#ff0000" fo:font-size="22pt" fo:language="fr" fo:country="FR"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12" style:family="text">
      <style:text-properties fo:color="#ff0000" fo:font-size="22pt" fo:language="fr" fo:country="FR" fo:font-style="italic" style:text-underline-style="solid" style:text-underline-width="auto" style:text-underline-color="font-color" fo:font-weight="bold" officeooo:rsid="007fdffe" style:font-size-asian="22pt" style:font-style-asian="italic" style:font-weight-asian="bold" style:font-size-complex="22pt" style:font-style-complex="italic" style:font-weight-complex="bold"/>
    </style:style>
    <style:style style:name="T13" style:family="text">
      <style:text-properties fo:color="#c9211e"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14" style:family="text">
      <style:text-properties fo:color="#c9211e" fo:font-size="22pt" fo:font-style="italic" style:text-underline-style="solid" style:text-underline-width="auto" style:text-underline-color="font-color" fo:font-weight="bold" officeooo:rsid="0092adcf" style:font-size-asian="22pt" style:font-style-asian="italic" style:font-weight-asian="bold" style:font-size-complex="22pt" style:font-style-complex="italic" style:font-weight-complex="bold"/>
    </style:style>
    <style:style style:name="T15" style:family="text">
      <style:text-properties officeooo:rsid="0091c497"/>
    </style:style>
    <style:style style:name="T16" style:family="text">
      <style:text-properties officeooo:rsid="0092adcf"/>
    </style:style>
    <style:style style:name="T17" style:family="text">
      <style:text-properties officeooo:rsid="0093a3a7"/>
    </style:style>
    <style:style style:name="T18" style:family="text">
      <style:text-properties officeooo:rsid="009862b6"/>
    </style:style>
    <style:style style:name="T19" style:family="text">
      <style:text-properties officeooo:rsid="0099bc04"/>
    </style:style>
    <style:style style:name="T20" style:family="text">
      <style:text-properties officeooo:rsid="009a3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4 : Les anomalies de la méiose et leurs conséquences</text:p>
      <text:p text:style-name="P3"/>
      <text:p text:style-name="P4"><text:span text:style-name="T5">Constat </text:span>:</text:p>
      <text:p text:style-name="P4">Bien que notre espèce soit classiquement caractérisé<text:span text:style-name="T19">e</text:span> par un caryotype de formule chromosomique 2n=46, certains individus présentent un nombre anormal de chromosomes, comme pour ceux atteint de trisomie 21</text:p>
      <text:p text:style-name="P4"/>
      <text:p text:style-name="P5"><text:span text:style-name="T6">Pb </text:span><text:span text:style-name="T4">: On va chercher à comprendre comment peut se former un caryotype anormal de type 2n=47 (+21)</text:span></text:p>
      <text:p text:style-name="P6"/>
      <text:p text:style-name="P6"/>
      <text:p text:style-name="P7">Hypothese :</text:p>
      <text:p text:style-name="P19">-il pourrait ne pas avoir séparation des 2 chromosome<text:span text:style-name="T19">s</text:span> 21 lors du brassage interchromosomique de la cellule </text:p>
      <text:p text:style-name="P19">- il pourrait ne pas avoir séparation des deux chromatides d’un chromosome 21 lors de le division de ces cellule</text:p>
      <text:p text:style-name="P19"/>
      <text:p text:style-name="P2">Stratégie :</text:p>
      <text:p text:style-name="P19">- Il faut dresser le caryotype de gamète chez des personnes a risque pour tenter de visualiser la présence de 2 chromosome 21 ou l’absence de chromosome 21</text:p>
      <text:p text:style-name="P19">- Suivre la méiose chez un individue a risque après avoir marquer les chromosome 21</text:p>
      <text:p text:style-name="P19"/>
      <text:p text:style-name="P20"/>
      <text:p text:style-name="P8">Activité trisomie 21y :</text:p>
      <text:p text:style-name="P9"/>
      <text:p text:style-name="P13"><text:span text:style-name="T7"><text:tab/>Tout d’abord, le document 1 </text:span><text:span text:style-name="T8">contient deux photo qui</text:span><text:span text:style-name="T7"> nous montre </text:span><text:span text:style-name="T8">le caryotype d’ovocyte de femme de 45. Nous observons sur l’image de gauche que les chromosomes prennent le plus souvent un aspect de bâtonnet tendis que sur l’image de droite les chromosomes sont de forme quelconque. Or nous savons que les chromosomes change pas au cours d’une vie. Donc nous en déduisons que quelque chose altère leurs formes physique.</text:span></text:p>
      <text:p text:style-name="P10"/>
      <text:p text:style-name="P14"><text:span text:style-name="T8"><text:tab/>Ensuite, le document 2 </text:span><text:span text:style-name="T9">qui nous montre le </text:span><text:span text:style-name="T8">suivi de la position de 2 chromosomes homologues au cours de la première division de méiose anormale dans un spermatocyte de rat. </text:span><text:span text:style-name="T9">Lors de la prophase …</text:span></text:p>
      <text:p text:style-name="P12"/>
      <text:p text:style-name="P16">CORRECTION ACTIVITE TRISOMIE</text:p>
      <text:p text:style-name="P17">DOCUMENT 1 :</text:p>
      <text:p text:style-name="P15"><text:tab/>On voit que le premier caryotype d’ovocyte de femme de 45 ans ne possède pas de chromosome 21 alors que le second en présente 2.</text:p>
      <text:p text:style-name="P15"><text:tab/>On voit que sur les 2 caryotypes les chromosomes possèdent 2 chromatides.</text:p>
      <text:p text:style-name="P15"><text:tab/>Or, on sait que lors de la 1ère division méiotique, les chromosomes de chaque paire sont censés se séparer mais pas leurs chromatides.</text:p>
      <text:p text:style-name="P15"><text:tab/>On en déduit que la première division méiotique qui a conduit à ses gamètes ne s’est pas déroulée normalement A PRIORI.</text:p>
      <text:p text:style-name="P15"><text:soft-page-break/>IL FAUT LE DEMONTRER.</text:p>
      <text:p text:style-name="P17"/>
      <text:p text:style-name="P17">DOCUMENT 2 : </text:p>
      <text:p text:style-name="P15"><text:tab/>On voit qu’en prophase 1 les 2 spots fluo qui correspondent à des chromosomes homologues sont dispersés dans la cellule, en métaphase 1 ces 2 spots sont côte à côte à proximité du plan équatorial mais on remarque qu’un des 2 spots est décalé sur un des côtés ; en télophase 1 les spots sont du même côté de la cellule.</text:p>
      <text:p text:style-name="P15"><text:tab/>On sait que lors de la première division méiotique les chromosomes de chaque paire doivent se séparer et partir chacun de part et d’autre du plan équatorial.</text:p>
      <text:p text:style-name="P15"><text:tab/>On en déduit que la première division de méiose s’est déroulée de manière anormale car les 2 chromosomes homologues sont partis du même côté de la cellule au lieu de se séparer et de migrer de part et d’autre.</text:p>
      <text:p text:style-name="P15">Conclusion : une mauvaise distribution des chromosomes homologues lors de la méiose I est s<text:bookmark text:name="_GoBack"/>ource de trisomie et de monosomie.</text:p>
      <text:p text:style-name="P18">SCHEMA VOIR COURS.</text:p>
      <text:p text:style-name="P11"/>
      <text:p text:style-name="P11"/>
      <text:p text:style-name="P11"/>
      <text:list xml:id="list1088313603" text:style-name="WWNum7">
        <text:list-item>
          <text:p text:style-name="P47">Un exemple d’anomalie chromosomique, la trisomie 21 :</text:p>
        </text:list-item>
      </text:list>
      <text:p text:style-name="P40">La trisomie 21 est l’anomalie chromosomique la plus fréquente car elle touche 1 personne sur 750. Elle provient, majoritairement, d’un mouvement anormal d’un des 2 chromosomes 21 lors de la première division méiotique à l’origine des spermatozoïdes ou des ovocytes : les chromosomes homologues ne se séparent pas. Plus rarement, il peut y avoir non séparation des chromatides du chromosomes 21 lors de la seconde division méiotique. </text:p>
      <text:p text:style-name="P21">Dans les deux cas, les gamètes formés vont donc présenter un nombre inhabituel de chromosomes tout comme le zygote, en cas de fécondation.</text:p>
      <text:p text:style-name="P21">Cette anomalie est source de troubles divers comme un retard mental, une nuque large, des doigts courts etc.</text:p>
      <text:p text:style-name="P21">D’autres anomalies chromosomiques viables existent et tout particulièrement au niveau des gonosomes : syndrome de Turner (X0), de Klinefelter (XXY) ou le cas des hommes doubles Y (XYY). La plupart des autres sont létales au stade embryonnaire. L’embryon anormal est alors éliminé naturellement par avortement spontané (« fausse-couche ») à un stade très précoce ce qui rend le phénomène souvent indétectable par la femme qui était de fait enceinte. On estime que seul 1 zygote sur 4 arrive au terme de la grossesse.</text:p>
      <text:p text:style-name="P21"/>
      <text:p text:style-name="P23">CONCLUSION : Une méiose au brassage interchromosomique défaillant pour ce qui est de la migration d’un chromosome ou d’une chromatide peut conduire à des anomalies du nombre de chromosomes, létales ou viables, comme la trisomie 21. Dans ce dernier cas, il y a donc une diversification du génome.</text:p>
      <text:p text:style-name="P23"/>
      <text:p text:style-name="P23"/>
      <text:p text:style-name="P23"/>
      <text:p text:style-name="P22"><text:span text:style-name="T12">C</text:span><text:span text:style-name="T11">onstat </text:span><text:span text:style-name="T10">:</text:span></text:p>
      <text:p text:style-name="P22"><text:span text:style-name="T10"><text:tab/></text:span><text:span text:style-name="T1">Certain caryotype présente des chromosome a la structure anormale : on parle de remaniement chromosomique :</text:span></text:p>
      <text:p text:style-name="P24">-On distingue la délétion quand un fragment de chromosome et coupé et perdu <text:s/></text:p>
      <text:p text:style-name="P24">-l’inversion quand un fragment de chromosome se retrouve a l’envers</text:p>
      <text:p text:style-name="P24">- la translocation quand un fragment de chromosome se retrouve sur un chromosome d’une autre paire</text:p>
      <text:p text:style-name="P24">- La duplication quand un fragment de chromosome se retrouve en plusieurs exemplaire sur se mème chromosomes</text:p>
      <text:p text:style-name="P24"/>
      <text:p text:style-name="P24"/>
      <text:p text:style-name="P25"><text:soft-page-break/><text:span text:style-name="T13">Pb :</text:span> On vas chercher a comprendre comment se produise les divers maniement chromosomiques</text:p>
      <text:p text:style-name="P25"/>
      <text:p text:style-name="P36">Hypothèse :</text:p>
      <text:p text:style-name="P25">-il se produirait des crossing anormaux ou inégaux c’est a dire non symétrique, entre chromosome de paire différente ou entre chromosome tête bêche</text:p>
      <text:p text:style-name="P25"/>
      <text:p text:style-name="P36">Stratégie :</text:p>
      <text:p text:style-name="P25">-simuler se qu’il se passent dans chaque cas de crossing-over évoqué <text:s text:c="2"/></text:p>
      <text:p text:style-name="P25"/>
      <text:p text:style-name="P45"><text:span text:style-name="T2">Rq :lorsque tableau avec % voir si parenté</text:span></text:p>
      <text:p text:style-name="P26"/>
      <text:list xml:id="list2283197335" text:style-name="WWNum8">
        <text:list-item>
          <text:p text:style-name="P46">Les remaniements chromosomiques :</text:p>
        </text:list-item>
      </text:list>
      <text:p text:style-name="P42"/>
      <text:p text:style-name="P41">Les remaniements chromosomiques sont majoritairement issus de problèmes lors de la prophase 1 de méiose. En effet, ils sont dus à des crossing-over anormaux dits inégaux. Les duplications et les délétions proviennent de crossing-over entre chromosomes homologues décalés, les inversions de crossing-over entre chromosomes homologues tête-bêche et les translocations de crossing-over entre chromosomes de paires différentes. </text:p>
      <text:p text:style-name="P41">Les conséquences de ces remaniements sont variables. Les délétions sont le plus souvent létales : l’embryon ne survit pas car il y a perte de gènes. Les translocations et les inversions n’ont bien souvent aucune conséquence phénotypique car l’ensemble des gènes est conservé.</text:p>
      <text:p text:style-name="P37">C’est plus intéressant pour les duplications car une duplication chromosomique équivaut à des duplications géniques c’est-à-dire qu’un même gène va se retrouver en deux exemplaires sur un même chromosome. Sur le long terme, de nombreuses duplications sont susceptibles de s’accumuler. Les différentes copies du gène initial ou ancestral vont muter de manière indépendante, subir de probables translocations et finalement coder pour des protéines différentes mais proches : on parle alors de famille multigénique. C’est le cas, par exemple, des gènes des globines humaines. On estime que des gènes ou des protéines sont de la même famille quand ils partagent au moins 20% de leur séquence. Les duplications sont donc une source de diversification du génome et de complexification du vivant en créant de nouveaux gènes. </text:p>
      <text:p text:style-name="P37"/>
      <text:p text:style-name="P43">De manière plus globale, les remaniements chromosomiques ont une grande influence sur l’évolution des espèces car, en modifiant les chromosomes, ils peuvent perturber la reproduction sexuée et ne plus l’autoriser qu’entre certains individus. Il se crée donc des barrières génétiques entre populations ce qui est un des moteurs de la spéciation.</text:p>
      <text:p text:style-name="P37">Des traces de ce phénomène apparaissent dans le génome humain quand on le compare à celui du chimpanzé. On voit clairement que notre caryotype a subi des modifications importantes dont la fusion de l’équivalent des chromosomes 2 et 3 du chimpanzé qui a formé notre chromosome 2 ; de nombreuses inversions, quelques délétions, et des additions qui sont soit des duplications soit des translocations.</text:p>
      <text:p text:style-name="P37"/>
      <text:p text:style-name="P48">CONCLUSION : Une méiose au brassage intrachromosomique défaillant pour ce qui est des crossing-over peut conduire à des recombinaisons chromosomiques létales ou viables. Dans ce dernier cas, il y a diversification génomique dont les familles multigéniques sont un exemple mais il peut aussi y avoir des conséquences en termes d’évolution des espèces.</text:p>
      <text:p text:style-name="P27"/>
      <text:p text:style-name="P28"><text:span text:style-name="T13">Constat :</text:span> <text:s/><text:span text:style-name="T15">Dans une cellule humaine somatique il existe 2 exemplaires de chaque chromosome : nous somme diploïde. Certaine espece quand a elle présente la partilutarite de posseder plus de 2 exemplaire de chaque chromosome : on parle de polyploidi c’est le cas de la varieter de banane </text:span><text:soft-page-break/><text:span text:style-name="T15">cavendish la plus consommer dans le monde qui est triploide ( 3n=33 ) alors que la banane sauvage est diploïde ( 2n=22 ) </text:span></text:p>
      <text:p text:style-name="P34">Rq : Il existe quelque rare polyploïde animaux comme de grenouille africaine 4n , un crapeau indien et des huîtres 3n mais la plupart des polyploide sont des végetaux comme les fraise et bon nombre d’autre végétaux cultivé on estime que 70 % des angiospermes on vecu au moin un ep de polyploïdisation </text:p>
      <text:p text:style-name="P29"/>
      <text:p text:style-name="P35">Pb : On vas cherchez a comprendre comment on pue se former des individue polyploide dans le cas du bananier cavendish</text:p>
      <text:p text:style-name="P29"/>
      <text:p text:style-name="P29"/>
      <text:p text:style-name="P29"><text:span text:style-name="T14">Hypothèse :</text:span><text:span text:style-name="T16"> Il y aurait eu erreur généraliser de méiose soit méiose1 soit 2 pour un des 2 parent sauvage de Cavendish </text:span></text:p>
      <text:p text:style-name="P29"/>
      <text:p text:style-name="P30"><text:span text:style-name="T13">Stratégie :</text:span> </text:p>
      <text:p text:style-name="P30">-<text:span text:style-name="T17">Comparer les séquence des allèles d’un gène chez Cavendish et chez divers bananier sauvage</text:span></text:p>
      <text:p text:style-name="P30"/>
      <text:p text:style-name="P30"/>
      <text:p text:style-name="P31">Musa <text:s text:c="2"/>acuminata ( birmanie ) </text:p>
      <text:p text:style-name="P31"><text:tab/>balbisiana <text:s/>( cambodge ) </text:p>
      <text:p text:style-name="P30"/>
      <text:p text:style-name="P30"/>
      <text:p text:style-name="P32">acuminata ( birmanie )<text:span text:style-name="T18">+ </text:span>balbisiana <text:s/>( cambodge ) <text:span text:style-name="T18">= banane plantains </text:span></text:p>
      <text:p text:style-name="P32"/>
      <text:list xml:id="list192940077502943" text:continue-numbering="true" text:style-name="WWNum8">
        <text:list-item>
          <text:p text:style-name="P46">Les polyploïdisations :</text:p>
        </text:list-item>
      </text:list>
      <text:p text:style-name="P39"/>
      <text:p text:style-name="P44">Des analyses génétiques ont montré que les 3 chromosomes 1 de la variété de banane Cavendish sont très proches voire identiques aux chromosomes 1 d’une des espèces sauvages de bananier (Musa acuminata). Ceci suggère que Cavendish est issu de la fécondation entre un gamète haploïde d’un parent sauvage produit lors d’une méiose normale avec un gamète diploïde de l’autre parent sauvage produit au cours d’une méiose anormale. </text:p>
      <text:p text:style-name="P37">Il ne s’agit pas d’un problème lié à une migration anormale des chromosomes mais plutôt à une absence de cytodiérèse qui maintient dans une cellule unique les lots de chromosomes qui auraient dû être séparés. Cet accident peut se produire à la fin de la méiose 1 comme à la fin de la méiose 2. Il en résulte la fabrication d’un zygote avec des triplets de chromosomes au lieu de paires. Etant donné que les parents à l’origine de cette variété triploïde sont de la même espèce on parle d’autopolyploïdisation.</text:p>
      <text:p text:style-name="P44">D’autres variétés de bananiers sont issues d’une allopolyploïdisation c’est-à-dire d’une polyploïdisation faisant intervenir des gamètes produits par des parents d’espèces différentes. C’est le cas de la banane plantain qui est le fruit d‘une fécondation entre un gamète diploïde d'une espèce sauvage et un gamète haploïde normal d’une autre espèce sauvage. L’allopolyploïdisation suppose donc une hybridation interspécifique.</text:p>
      <text:p text:style-name="P44"/>
      <text:p text:style-name="P44">La reproduction sexuée des espèces polyploïdes impairs est très majoritairement impossible car la méiose se bloque en prophase 1 lors de l’étape des chromosomes bivalents. Ces individus se reproduisent donc de manière asexuée comme le bouturage naturel. C’est la raison pour laquelle les bananes que nous consommons n’ont pas de graines contrairement aux bananes sauvages.</text:p>
      <text:p text:style-name="P37">Enfin, si les accidents de méiose expliquent la formation des polyploïdes impairs, pour les pairs, il existe en plus une autre cause qui réside dans des accidents de mitose du zygote. Très souvent la fécondation se produit entre gamètes normaux mais la première mitose du zygote ne se termine pas par une cytodiérèse : il y a polyploïdisation.</text:p>
      <text:p text:style-name="P37">Ces phénomènes de polyploïdisation peuvent créer des barrières génétiques entre des populations qui peuvent se terminer par de la spéciation.</text:p>
      <text:p text:style-name="P39"><text:soft-page-break/></text:p>
      <text:p text:style-name="P39">CONCLUSION : Une méiose à la cytodiérèse défaillante peut conduire à des anomalies de la ploïdie c’est-à-dire des anomalies du nombre d’exemplaires de jeux complets de chromosomes, létales ou viables. Dans ce dernier cas, il y a donc une diversification du génome mais il peut aussi y avoir des conséquences en termes d’évolution des espèces.</text:p>
      <text:p text:style-name="P39"/>
      <text:p text:style-name="P39"/>
      <text:p text:style-name="P39">BILAN : Quand la méiose se produit anormalement mais que l’embryon survit, il peut y avoir une diversification des génomes très importante. Ces accidents ont aussi un rôle essentiel dans l’évolution biologique des espèces.</text:p>
      <text:p text:style-name="P38"/>
      <text:p text:style-name="P32"/>
      <text:p text:style-name="P3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text:start-value="2">
        <style:list-level-properties text:list-level-position-and-space-mode="label-alignment">
          <style:list-level-label-alignment text:label-followed-by="listtab" fo:text-indent="-1.27cm" fo:margin-left="1.5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10-13T19:29:39.167000000</dc:date>
    <meta:editing-duration>P1DT10H49M42S</meta:editing-duration>
    <meta:editing-cycles>80</meta:editing-cycles>
    <meta:generator>LibreOffice/6.3.5.2$Windows_X86_64 LibreOffice_project/dd0751754f11728f69b42ee2af66670068624673</meta:generator>
    <meta:document-statistic meta:table-count="0" meta:image-count="0" meta:object-count="0" meta:page-count="5" meta:paragraph-count="69" meta:word-count="1916" meta:character-count="11846" meta:non-whitespace-character-count="9968"/>
  </office:meta>
</office:document-meta>
</file>